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9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3073390892914876726"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9114051966830559415"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5431710046640182497"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5512610251681268661"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7247189296869124208"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8873986798622644587"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1664573"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9003578850541810330"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584737723455279253"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6842598565931609993"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915501247331975516"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77622893104396600"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1755427863585616669"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4342467795493839159"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68165353769375513"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3882060207982792494"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5222567658882403089" text:style-name="L16">
        <text:list-item>
          <text:p text:style-name="P30">Implement deploy mage button DONE</text:p>
        </text:list-item>
      </text:list>
      <text:p text:style-name="P1">Implement Ranger Class</text:p>
      <text:list xml:id="list9075251015230091243"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1806689699268578132"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336493883879007117" text:style-name="L19">
        <text:list-item>
          <text:p text:style-name="P33">single target damage effect </text:p>
        </text:list-item>
        <text:list-item>
          <text:p text:style-name="P33">aoe damage effect DONE</text:p>
        </text:list-item>
      </text:list>
      <text:p text:style-name="P1">Fix knockdown/standup on defenders DONE</text:p>
      <text:list xml:id="list3080960795621367582"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8621988010255466273"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189551561894555461"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3268961247512781507"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613611064877198156"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2988706458802462511"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5024002101701400151"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8727854702194006047"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8577878113279545869"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4960835428314716841" text:style-name="L29">
        <text:list-item>
          <text:p text:style-name="P43">Clean up UI</text:p>
          <text:list>
            <text:list-item>
              <text:p text:style-name="P43">Replace all text components with tmpro</text:p>
            </text:list-item>
          </text:list>
        </text:list-item>
      </text:list>
      <text:list xml:id="list611899132747543225"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3250061463757612799"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1530045738544008987"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2955212913371395237" text:style-name="L33">
        <text:list-item>
          <text:p text:style-name="P47">Fix level load/tile issues DONE</text:p>
          <text:list>
            <text:list-item>
              <text:p text:style-name="P47">defenders and enemies shouldn't be placed on occupied tiles</text:p>
            </text:list-item>
          </text:list>
        </text:list-item>
      </text:list>
      <text:list xml:id="list8049989407434689593"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9198743479065300151"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5376422770289736430"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4944658749717527071"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7651439915529526900"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4954086022679267683"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4068426921865306528"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4317625070027366879"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1677922" text:continue-list="list4068426921865306528"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6863489017301485920"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2134840221657481747"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3394048926566007998"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5850877076938810398"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7137936660560190658"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517275459524485397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2466507526816653593"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4477043078674772174"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7198733139008989625"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2465812444981704567"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7625995124856098602"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6185512212235290291"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4806381939727928876"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21">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5448340022533491728"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2721091899883594959"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1384360607240629826"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6406711798295027985"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1680418" text:continue-list="list2721091899883594959"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2365020780157189590"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1507456296678435885"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8932376018474233017"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1463539845296298501"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5114820240141970820"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3272773945734475732"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8956938971540930208"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3884490733397326208"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1373498629392231941"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5027238384901442864"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7434745042195004804"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8421556642036750126"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3586904727796111565"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5424253366114381680"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7994713804966456742"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7859836297823999534"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2994047860560980370" text:style-name="L75">
        <text:list-item>
          <text:p text:style-name="P81">create a visuals/tiles/background surronding the tiles DONE</text:p>
          <text:list>
            <text:list-item>
              <text:p text:style-name="P81">could use water tiles to make a BG. DONE</text:p>
            </text:list-item>
          </text:list>
        </text:list-item>
      </text:list>
      <text:list xml:id="list6349317567090841982"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6112771993180311284"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7842222193766436229"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871334198934179170"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3492276328531219524"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5369393440156865149"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3734900073673279582" text:style-name="L82">
        <text:list-item>
          <text:p text:style-name="P87">Refactor UI canvas scripts (world map, roster, etc) DONE</text:p>
          <text:list>
            <text:list-item>
              <text:p text:style-name="P87">create visual parent objects for the static classes DONE</text:p>
            </text:list-item>
          </text:list>
        </text:list-item>
      </text:list>
      <text:list xml:id="list354769556395699716" text:style-name="L83">
        <text:list-item>
          <text:p text:style-name="P88">Refactor and update enemy scripts/abilities DONE</text:p>
          <text:p text:style-name="P88"/>
        </text:list-item>
      </text:list>
      <text:p text:style-name="P6">Sprint 32: New traits and passives (completed 15/9/19)</text:p>
      <text:list xml:id="list6251555496627576829"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3912181488298935076"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654870558475597444"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2269143412073833179"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4156609837254198624"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896650467106349883"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8646382327113365384" text:style-name="L90">
        <text:list-item>
          <text:p text:style-name="P95">New Scripts</text:p>
        </text:list-item>
      </text:list>
      <text:list xml:id="list5652814985470807897"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8219141172549089455"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5521530485522469750"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4198259806708767518" text:style-name="L94">
        <text:list-item>
          <text:p text:style-name="P99">Camoflage</text:p>
        </text:list-item>
      </text:list>
      <text:list xml:id="list1334223673668225568"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2838290555262853086"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2516809064190706877" text:style-name="L97">
        <text:list-item>
          <text:p text:style-name="P102"><text:s/>See notes in design notes document</text:p>
        </text:list-item>
      </text:list>
      <text:p text:style-name="P6">Sprint 39: Rework Necromancer enemy (completed 28/10/19)</text:p>
      <text:list xml:id="list3729274577316390397"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6197931372913388583"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1683518" text:continue-list="list6349317567090841982"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1670651"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5736763448985232481" text:style-name="L100">
        <text:list-item>
          <text:p text:style-name="P106">review scripts from sci fi game</text:p>
        </text:list-item>
      </text:list>
      <text:p text:style-name="P6">Sprint 43: Reward Screen updates + UI view updates (completed 31/10/19)</text:p>
      <text:list xml:id="list3925093645737391424"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1176690828845149943"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1684962" text:continue-list="list31670651"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2895812289124609086"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4704900973632247007"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8917898233038208948" text:style-name="L105">
        <text:list-item>
          <text:p text:style-name="P111">Update script/ai logic DONE</text:p>
        </text:list-item>
        <text:list-item>
          <text:p text:style-name="P111">Play test/balance/debug DONE</text:p>
        </text:list-item>
      </text:list>
      <text:list xml:id="list7870230851451620959"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6297096165535772138"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8543919107766861671"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2906627052402655553"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5643739505690267195"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3106109102356719371"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1302206047965495957"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1672713" text:continue-list="list4704900973632247007" text:style-name="L104">
        <text:list-item>
          <text:p text:style-name="P110"><text:soft-page-break/>Rework abilities DONE</text:p>
        </text:list-item>
      </text:list>
      <text:list xml:id="list7758374106674476885"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449583228486521584"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6448393814384404446"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1627296295298311032"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4763990496672327848"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1694852"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4626924483958038728"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4776151916916375585"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573885666047062526"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7667333357850502496"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7089484605017434988"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4593845946300592140"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1202659299744027256"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8257929902145139937"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2911596772035063036"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3082954892421370486" text:style-name="L127">
        <text:list-item>
          <text:p text:style-name="P133">Skeleton Warrior</text:p>
          <text:list>
            <text:list-item>
              <text:p text:style-name="P133">update code logic for guard ability DONE</text:p>
            </text:list-item>
          </text:list>
        </text:list-item>
      </text:list>
      <text:list xml:id="list2126626035258655548"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601606943654392149"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8776296221586404491"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3576037273081246993"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064359992023313723"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530228645426122706"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8595092622947170356" text:style-name="L134">
        <text:list-item>
          <text:p text:style-name="P140">when character is killed, their activation isnt instantly destroyed, instead it fades out gradually, or plays some nice visual effect (e.g. burning up) DONE</text:p>
        </text:list-item>
      </text:list>
      <text:list xml:id="list31685786" text:continue-list="list530228645426122706"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9217636804380598953"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875465094529732768"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3335343846070201259" text:style-name="L137">
        <text:list-item>
          <text:p text:style-name="P143">Movement</text:p>
        </text:list-item>
      </text:list>
      <text:list xml:id="list8259608208738134204" text:style-name="L138">
        <text:list-item>
          <text:p text:style-name="P144">free strike event occurs BEFORE character moves away DONE</text:p>
        </text:list-item>
      </text:list>
      <text:p text:style-name="P2">UI</text:p>
      <text:list xml:id="list3917201346938159467" text:style-name="L139">
        <text:list-item>
          <text:p text:style-name="P145">Status icon panel fades in and out DONE</text:p>
        </text:list-item>
      </text:list>
      <text:list xml:id="list7199619435245034728"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5535144219937184945" text:style-name="L141">
        <text:list-item>
          <text:p text:style-name="P147">text logic also edits ability info panel text fields (just for the starting defender abilities) DONE</text:p>
        </text:list-item>
      </text:list>
      <text:p text:style-name="P2">Play Test</text:p>
      <text:list xml:id="list6963479853311139362" text:style-name="L142">
        <text:list-item>
          <text:p text:style-name="P148">Play the game and hunt/squash bugs</text:p>
        </text:list-item>
      </text:list>
      <text:p text:style-name="P2">Controls</text:p>
      <text:list xml:id="list8704512827261814661"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4960185882014762621" text:style-name="L144">
        <text:list-header>
          <text:p text:style-name="P150"/>
        </text:list-header>
      </text:list>
      <text:p text:style-name="P6">Sprint 66: More Mystery Encounters</text:p>
      <text:list xml:id="list7338943635479093336" text:style-name="L145">
        <text:list-item>
          <text:p text:style-name="P151">Add 4 more mystery encounters to the game</text:p>
        </text:list-item>
      </text:list>
      <text:list xml:id="list31680729" text:continue-list="list7089484605017434988"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6232489362881119432"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990218630055522592"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7870494614783282194"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4175827328389665521"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3599310722872286569"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5668388587352495600"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5395922006858558992"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3196226803140125919"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2944416134165229154"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5973657016347463447"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6604171015268681797" text:style-name="L156">
        <text:list-item>
          <text:p text:style-name="P254">Enemy ability/passive updates</text:p>
          <text:list>
            <text:list-item>
              <text:p text:style-name="P254">Necromancer </text:p>
            </text:list-item>
          </text:list>
        </text:list-item>
      </text:list>
      <text:list xml:id="list4902186602005372646" text:style-name="L157">
        <text:list-item>
          <text:p text:style-name="P255">Warrior</text:p>
        </text:list-item>
      </text:list>
      <text:p text:style-name="P13"/>
      <text:p text:style-name="P11">Sprint 72: General game changes / experimentation (completed 26/12/19)</text:p>
      <text:list xml:id="list1434956826956257516"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6202132488103762221"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271379098339527527"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7821198403083086226" text:style-name="L161">
        <text:list-item>
          <text:p text:style-name="P259">Remove artifacts system for now DONE</text:p>
        </text:list-item>
      </text:list>
      <text:list xml:id="list2067990540127754151"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1608771382868664673"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2001604505982379960"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6672811281346630698"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1807604264592458275"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8582267217585038288"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7588581849673492321" text:style-name="L168">
        <text:list-item>
          <text:p text:style-name="P266">Play test map/tile changes and debug DONE</text:p>
        </text:list-item>
      </text:list>
      <text:p text:style-name="P13"/>
      <text:p text:style-name="P11">Sprint 74: Redesign and Brainstorming (completed 8/1/2020)</text:p>
      <text:list xml:id="list2822783519880082022"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1754316018880087248"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8620777971496965658"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350292982259284220"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2613737856511122277"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5943684258930080330"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8510636522452833109"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6914005809876202348"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5753430911232478471"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7569918214957596943"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1177946503124519754"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9135196857591647504"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3050903692207732341" text:style-name="L181">
        <text:list-item>
          <text:p text:style-name="P164">Cyromancy</text:p>
        </text:list-item>
      </text:list>
      <text:list xml:id="list31684745" text:continue-list="list9135196857591647504"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4737235190500427622"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5944993964405727372"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7764404014094897102"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4271682256828058496"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1411164713750571278"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6795566138893038983"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1686127"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1247482242192475343"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5661248319595222542"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3487033563854830322"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3361754818808970044"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8391773164733404200"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6669423339660447540"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337234684024107755"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3997616919799346515"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3175097962222750894"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2845240402522276184"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391698378450683340"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7451528090119439974"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1477082794897308577"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8153678650809455087" text:style-name="L201">
        <text:list-item>
          <text:p text:style-name="P272">Components</text:p>
          <text:list>
            <text:list-item>
              <text:p text:style-name="P272">image</text:p>
            </text:list-item>
            <text:list-item>
              <text:p text:style-name="P272">button</text:p>
            </text:list-item>
          </text:list>
        </text:list-item>
      </text:list>
      <text:list xml:id="list5866200292204984002"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4259755720995154556"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7463371218042500182"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8616391101152497417" text:style-name="L205">
        <text:list-item>
          <text:p text:style-name="P276">talentPointsText (TMP)</text:p>
        </text:list-item>
        <text:list-item>
          <text:p text:style-name="P276">talentPoints (int)</text:p>
        </text:list-item>
      </text:list>
      <text:list xml:id="list8762948346635875527"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263554065083619126" text:style-name="L207">
        <text:list-item>
          <text:p text:style-name="P278">the plus button for each class will have the characterData method IncreaseSkillPoint(string className) imbedded into the button component</text:p>
        </text:list-item>
      </text:list>
      <text:list xml:id="list5563364213830951014"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538950836820336811"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969485508758059354"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1818213927366076705"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6200709863202933566"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1612066915291199199"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1770723430086059784"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3988272607224800690"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1981425970951914558"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1878166671541628332"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5385674940559479812"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1370299846117129723"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5991431196687953905"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1449414386738298218"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4275138945829846841"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8452857857548062218"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7324458070698774269"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8871517786501915860"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1030012522394610009" text:style-name="L226">
        <text:list-item>
          <text:p text:style-name="P297">Rebuild all skellys in UCM</text:p>
        </text:list-item>
      </text:list>
      <text:list xml:id="list4182381756511432652"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3574347190931430302"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5195015450582887379"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5097171545186514633"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5368971339649219740"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7091573362029165334"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text:tab/>DoD</text:p>
      <text:list xml:id="list2797397459431445923"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3167528482975585108" text:style-name="L234">
        <text:list-item>
          <text:p text:style-name="P305">All new states apply their effects correctly DONE</text:p>
        </text:list-item>
        <text:list-item>
          <text:p text:style-name="P305">All new states expire correctly DONE</text:p>
        </text:list-item>
      </text:list>
      <text:p text:style-name="P13"/>
      <text:p text:style-name="P11">Sprint 84: Mystery Events Updates, Implement new events (completed 6/2/2020)</text:p>
      <text:list xml:id="list4358656720976357007" text:style-name="L235">
        <text:list-item>
          <text:p text:style-name="P306">Implement new events</text:p>
          <text:list>
            <text:list-item>
              <text:p text:style-name="P306">Sword in the Stone DONE</text:p>
            </text:list-item>
            <text:list-item>
              <text:p text:style-name="P306">Vampire Cult DONE</text:p>
            </text:list-item>
            <text:list-item>
              <text:p text:style-name="P306">War Refugees DONE</text:p>
            </text:list-item>
          </text:list>
        </text:list-item>
        <text:list-item>
          <text:p text:style-name="P306">Update old events</text:p>
          <text:list>
            <text:list-item>
              <text:p text:style-name="P306">Ultimatum at the Bridge DONE</text:p>
            </text:list-item>
          </text:list>
        </text:list-item>
      </text:list>
      <text:p text:style-name="P13"/>
      <text:p text:style-name="P11">Sprint 85: Minor Text logic updates (COMPLETED 7/2/2020)</text:p>
      <text:list xml:id="list7460804464029284300" text:style-name="L236">
        <text:list-item>
          <text:p text:style-name="P307">Update how ability and passive info panels get there data and set there texts</text:p>
        </text:list-item>
        <text:list-item>
          <text:p text:style-name="P307">Abilities</text:p>
          <text:list>
            <text:list-item>
              <text:p text:style-name="P307">GetBaseData(returns data without considering a living entity</text:p>
            </text:list-item>
            <text:list-item>
              <text:p text:style-name="P307">GetDataConsiderEntity (gets data and sets its values based on a living entities stats, weapons, etc)</text:p>
            </text:list-item>
            <text:list-item>
              <text:p text:style-name="P307">UpdateMyData(does the same as GetDataConsiderEntity, except this fires when a relevant property changes )</text:p>
              <text:list>
                <text:list-item>
                  <text:p text:style-name="P307">e.g. When a character gains +1 strength, strike would change and say 'Deal 5 damage' instead of 'Deal 4 damage'.</text:p>
                </text:list-item>
              </text:list>
            </text:list-item>
          </text:list>
        </text:list-item>
      </text:list>
      <text:list xml:id="list5011826603842684207" text:style-name="L237">
        <text:list-item>
          <text:p text:style-name="P308">Ways to dynamically update ability info panel text values</text:p>
          <text:list>
            <text:list-item>
              <text:p text:style-name="P308">1. Every time a property changes, all abilities get refreshed (bad)</text:p>
            </text:list-item>
            <text:list-item>
              <text:p text:style-name="P308">2. ability do not set up their values initially. Instead, ability info panels get their data and set there text values when moused over (better idea)</text:p>
            </text:list-item>
          </text:list>
        </text:list-item>
      </text:list>
      <text:list xml:id="list2601703608277201737" text:style-name="L238">
        <text:list-item>
          <text:p text:style-name="P309">Passives</text:p>
          <text:list>
            <text:list-item>
              <text:p text:style-name="P309"><text:soft-page-break/>Passives need a method that displays its description without considering its stacks</text:p>
            </text:list-item>
          </text:list>
        </text:list-item>
      </text:list>
      <text:p text:style-name="P13"/>
      <text:p text:style-name="P11">Sprint 86: Enemy Info Panels (COMPLETED 8/2/2020)</text:p>
      <text:list xml:id="list7132088740487500094" text:style-name="L239">
        <text:list-item>
          <text:p text:style-name="P310">Redesign full view</text:p>
        </text:list-item>
        <text:list-item>
          <text:p text:style-name="P310">decide which stats, elements and characteristics to display</text:p>
        </text:list-item>
        <text:list-item>
          <text:p text:style-name="P310">implement fade in and out logic for panel</text:p>
        </text:list-item>
        <text:list-item>
          <text:p text:style-name="P310">Elements to display</text:p>
          <text:list>
            <text:list-item>
              <text:p text:style-name="P310">Resistances</text:p>
            </text:list-item>
            <text:list-item>
              <text:p text:style-name="P310">Core stats</text:p>
            </text:list-item>
            <text:list-item>
              <text:p text:style-name="P310">Secondary Stats</text:p>
            </text:list-item>
            <text:list-item>
              <text:p text:style-name="P310">Name</text:p>
            </text:list-item>
            <text:list-item>
              <text:p text:style-name="P310">Description maybe?</text:p>
            </text:list-item>
            <text:list-item>
              <text:p text:style-name="P310">Character model / animation</text:p>
            </text:list-item>
            <text:list-item>
              <text:p text:style-name="P310">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5435831572326214100" text:style-name="L240">
        <text:list-item>
          <text:p text:style-name="P311">Implement new methods for getting data and setting text properties</text:p>
        </text:list-item>
        <text:list-item>
          <text:p text:style-name="P311">Add these new methods at part of existing logic e.g. Update AbilityLogic.OnAbilityUsedStart(), make a new method CalculateAbilityEnergyCost() and put it inside this method</text:p>
        </text:list-item>
      </text:list>
      <text:p text:style-name="P13">New method ideas</text:p>
      <text:list xml:id="list5823023792993514562" text:style-name="L241">
        <text:list-item>
          <text:p text:style-name="P312">CalculateEnergyCost(LivingEntity, Ability)</text:p>
        </text:list-item>
        <text:list-item>
          <text:p text:style-name="P312">CalculateAbilityRange(LivingEntity, Ability)</text:p>
        </text:list-item>
        <text:list-item>
          <text:p text:style-name="P312">TextLogic.GetAbilityDescriptionString(LivingEntity, Ability)</text:p>
        </text:list-item>
        <text:list-item>
          <text:p text:style-name="P312">GetRangeOfAbility</text:p>
        </text:list-item>
      </text:list>
      <text:p text:style-name="P13"/>
      <text:p text:style-name="P11"><text:soft-page-break/>Sprint 88: Mug shot maker / Windows Model Updates (COMPLETED 12/2/2020)</text:p>
      <text:list xml:id="list4149250028646031680" text:style-name="L296">
        <text:list-item>
          <text:p text:style-name="P319">Implement UCM on character roster buttons DONE</text:p>
        </text:list-item>
        <text:list-item>
          <text:p text:style-name="P319">Implement Ucm on activation panels DONE</text:p>
        </text:list-item>
        <text:list-item>
          <text:p text:style-name="P319">Implement UCM on story event window DONE</text:p>
        </text:list-item>
        <text:list-item>
          <text:p text:style-name="P319">Implement UCM on Camp site screen DONE</text:p>
        </text:list-item>
      </text:list>
      <text:p text:style-name="P13"/>
      <text:p text:style-name="P12">Sprint Order</text:p>
      <text:p text:style-name="P13"/>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Elite enemys + Elite enemy event updates</text:p>
      <text:p text:style-name="P13">Sprint ??: Main menu Rework / Build your team screen (PERMANENT SOLUTION)</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Fix all bugs related to entities being killed / damaged</text:p>
      <text:p text:style-name="P13">Sprint ??: Character preset builder screen / features</text:p>
      <text:p text:style-name="P13">Sprint ??: Clean up Sprints</text:p>
      <text:list xml:id="list6073348145447299702" text:style-name="L242">
        <text:list-item>
          <text:p text:style-name="P313">Clean up scripts</text:p>
        </text:list-item>
        <text:list-item>
          <text:p text:style-name="P313">Clean up project / folders / delete unused prefabs + images + files etc</text:p>
        </text:list-item>
        <text:list-item>
          <text:p text:style-name="P313">Clean up scenes / hierachy objects</text:p>
        </text:list-item>
      </text:list>
      <text:p text:style-name="P13"/>
      <text:p text:style-name="P11">Views and Visuals to update (general over view)</text:p>
      <text:list xml:id="list4944603953694616326" text:style-name="L243">
        <text:list-item>
          <text:p text:style-name="P314">Main menu screen</text:p>
        </text:list-item>
        <text:list-item>
          <text:p text:style-name="P314">Team builder screen</text:p>
        </text:list-item>
        <text:list-item>
          <text:p text:style-name="P314">World Map</text:p>
        </text:list-item>
        <text:list-item>
          <text:p text:style-name="P314">Character Panel</text:p>
          <text:list>
            <text:list-item>
              <text:p text:style-name="P314">Front Page</text:p>
            </text:list-item>
            <text:list-item>
              <text:p text:style-name="P314"><text:soft-page-break/>Talents Page</text:p>
            </text:list-item>
          </text:list>
        </text:list-item>
      </text:list>
      <text:list xml:id="list8302288790653257653" text:style-name="L244">
        <text:list-item>
          <text:p text:style-name="P315">Camp site screen</text:p>
        </text:list-item>
        <text:list-item>
          <text:p text:style-name="P315">Shop screen</text:p>
        </text:list-item>
        <text:list-item>
          <text:p text:style-name="P315">Game Level</text:p>
          <text:list>
            <text:list-item>
              <text:p text:style-name="P315">Level BG</text:p>
            </text:list-item>
            <text:list-item>
              <text:p text:style-name="P315">Tiles</text:p>
            </text:list-item>
          </text:list>
        </text:list-item>
      </text:list>
      <text:list xml:id="list1982415801682773245" text:style-name="L245">
        <text:list-item>
          <text:p text:style-name="P316">Enemy Info panels</text:p>
        </text:list-item>
        <text:list-item>
          <text:p text:style-name="P316">Top Panel</text:p>
        </text:list-item>
        <text:list-item>
          <text:p text:style-name="P316">States View</text:p>
        </text:list-item>
        <text:list-item>
          <text:p text:style-name="P316">Defender ability bar view</text:p>
        </text:list-item>
        <text:list-item>
          <text:p text:style-name="P316">All new ability + passive icons</text:p>
        </text:list-item>
        <text:list-item>
          <text:p text:style-name="P316">Ability Info Panel</text:p>
        </text:list-item>
        <text:list-item>
          <text:p text:style-name="P316">Items + Item Cards</text:p>
        </text:list-item>
        <text:list-item>
          <text:p text:style-name="P316">States + State Cards</text:p>
        </text:list-item>
      </text:list>
      <text:p text:style-name="P13"/>
      <text:p text:style-name="P13"/>
      <text:list xml:id="list8174130061816474077" text:style-name="L246">
        <text:list-item>
          <text:list>
            <text:list-item>
              <text:list>
                <text:list-header>
                  <text:p text:style-name="P317"/>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text:soft-page-break/>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308700167164479577" text:style-name="L247">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text:soft-page-break/></text:p>
      <text:list xml:id="list3798185395087518904" text:style-name="L248">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description (e.g. Poison should say “ At the end of turn take 5 damage” not “At the end of turn 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6645368020957210608" text:style-name="L249">
        <text:list-item>
          <text:p text:style-name="P228">Redesign game plot and back story</text:p>
          <text:list>
            <text:list-item>
              <text:p text:style-name="P228">What is the mission? The problem? Who is/are the villains?</text:p>
            </text:list-item>
          </text:list>
        </text:list-item>
      </text:list>
      <text:list xml:id="list4802974667488428131" text:style-name="L250">
        <text:list-item>
          <text:p text:style-name="P229">Redesign defenders and abilities</text:p>
          <text:list>
            <text:list-item>
              <text:p text:style-name="P229">choose starting 4 gods and abilities</text:p>
            </text:list-item>
          </text:list>
        </text:list-item>
      </text:list>
      <text:list xml:id="list4878414789046709753" text:style-name="L251">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5196742016111640820" text:style-name="L252">
        <text:list-item>
          <text:p text:style-name="P180">Implement some more tile types</text:p>
        </text:list-item>
        <text:list-item>
          <text:p text:style-name="P180">Implement Ai logic for taking advantage of different tile types</text:p>
        </text:list-item>
        <text:list-item>
          <text:p text:style-name="P180">Implement randomly generated world/hexagon types DONE</text:p>
        </text:list-item>
      </text:list>
      <text:p text:style-name="P2">Items/Loot</text:p>
      <text:list xml:id="list5766710412504970793" text:style-name="L253">
        <text:list-item>
          <text:p text:style-name="P181">Implement more items</text:p>
        </text:list-item>
        <text:list-item>
          <text:p text:style-name="P181">implement item rarity + drop chance </text:p>
        </text:list-item>
      </text:list>
      <text:p text:style-name="P2">Enemies</text:p>
      <text:list xml:id="list5999131420990856134" text:style-name="L254">
        <text:list-item>
          <text:p text:style-name="P182"><text:soft-page-break/>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implement stealth/camoflagued + mega stealth/perma stealth/ invisbile</text:p>
            </text:list-item>
          </text:list>
        </text:list-item>
      </text:list>
      <text:p text:style-name="P1"/>
      <text:p text:style-name="P4">Remaining systems (7/22/19)</text:p>
      <text:list xml:id="list5359188095579909373" text:style-name="L255">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2752452276708702" text:style-name="L256">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an artifact cant be offered if the player already has it</text:p>
                </text:list-item>
              </text:list>
            </text:list-item>
            <text:list-item>
              <text:p text:style-name="P232">design UI panel for displaying artifacts</text:p>
            </text:list-item>
          </text:list>
        </text:list-item>
      </text:list>
      <text:p text:style-name="P1"/>
      <text:list xml:id="list4440412667534266823" text:style-name="L257">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text:soft-page-break/>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
      <text:list xml:id="list3000828513452501428" text:style-name="L258">
        <text:list-item>
          <text:p text:style-name="P234">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2321085909237039356" text:style-name="L259">
        <text:list-item>
          <text:p text:style-name="P235">the same mystery event cant appear more then once during a run</text:p>
          <text:p text:style-name="P235"/>
        </text:list-item>
      </text:list>
      <text:p text:style-name="P1"/>
      <text:list xml:id="list6980294317174632777" text:style-name="L260">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4930923407148096509" text:style-name="L261">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
      <text:p text:style-name="P4"/>
      <text:p text:style-name="P4">Play Testing Notes</text:p>
      <text:p text:style-name="P6">Play Test 8/24/19</text:p>
      <text:list xml:id="list5623344834872107068" text:style-name="L262">
        <text:list-item>
          <text:p text:style-name="P183">shouldn't recieve the same item twice in a loot reward screen</text:p>
        </text:list-item>
        <text:list-item>
          <text:p text:style-name="P183">shouldn't receive the same item twice in a shop screen</text:p>
        </text:list-item>
        <text:list-item>
          <text:p text:style-name="P183"><text:soft-page-break/>'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enemy spawn locations are inconsistent</text:p>
        </text:list-item>
        <text:list-item>
          <text:p text:style-name="P183">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map generation is too random. Make a better system DONE</text:p>
        </text:list-item>
      </text:list>
      <text:p text:style-name="P4">To do before alpha test</text:p>
      <text:p text:style-name="P4"/>
      <text:list xml:id="list523075464335864687" text:style-name="L263">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UI and view fixes</text:p>
              <text:list>
                <text:list-item>
                  <text:p text:style-name="P184">talent points should be highlighted or sparkling if its more then 0</text:p>
                </text:list-item>
                <text:list-item>
                  <text:p text:style-name="P184">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4039097832976144648" text:style-name="L264">
        <text:list-item>
          <text:p text:style-name="P185"><text:soft-page-break/>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new scripts for different views</text:p>
              <text:list>
                <text:list-item>
                  <text:p text:style-name="P185">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31685773" text:continue-list="list5424253366114381680"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3905529060011388325" text:style-name="L265">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HP modification should have its own notification prefab</text:p>
              <text:list>
                <text:list-item>
                  <text:p text:style-name="P186">Display a heart symbol instead of hp text</text:p>
                </text:list-item>
                <text:list-item>
                  <text:p text:style-name="P186">health increases make the font green, health loses make the font red</text:p>
                </text:list-item>
              </text:list>
            </text:list-item>
          </text:list>
        </text:list-item>
      </text:list>
      <text:list xml:id="list8221299646975799857" text:style-name="L266">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text:soft-page-break/>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5092767499039951344" text:style-name="L267">
        <text:list-item>
          <text:p text:style-name="P188">Decide whether to buy skeletons pack sprite sheets or bone based heroes/skellies</text:p>
        </text:list-item>
        <text:list-item>
          <text:p text:style-name="P188">Re-implement the character animations</text:p>
        </text:list-item>
        <text:list-item>
          <text:p text:style-name="P188">implement death animations</text:p>
        </text:list-item>
      </text:list>
      <text:p text:style-name="P2">World/Camera View</text:p>
      <text:list xml:id="list31691252" text:continue-list="list7859836297823999534"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4986824653317809618" text:style-name="L268">
        <text:list-item>
          <text:p text:style-name="P189">create a visuals/tiles/background surronding the tiles</text:p>
          <text:list>
            <text:list-item>
              <text:p text:style-name="P189">could use water tiles to make a BG.</text:p>
            </text:list-item>
          </text:list>
        </text:list-item>
      </text:list>
      <text:list xml:id="list3505391185075595736" text:style-name="L269">
        <text:list-item>
          <text:p text:style-name="P190">possibly need to implement cinemachine camera system, and rewatch the tutorial from 2d course</text:p>
        </text:list-item>
      </text:list>
      <text:p text:style-name="P2">Characters</text:p>
      <text:list xml:id="list7154501897775913278" text:style-name="L270">
        <text:list-item>
          <text:p text:style-name="P191">Design/Implement two more playable classes</text:p>
        </text:list-item>
      </text:list>
      <text:p text:style-name="P2">Events</text:p>
      <text:list xml:id="list7103591549084500395" text:style-name="L271">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31664162" text:continue-list="list4986824653317809618" text:style-name="L268">
        <text:list-header>
          <text:p text:style-name="P189"/>
          <text:p text:style-name="P189"/>
          <text:p text:style-name="P189">Andrei play test notes</text:p>
        </text:list-header>
      </text:list>
      <text:list xml:id="list3863414372483489852" text:style-name="L272">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6751502766180095648" text:style-name="L273">
        <text:list-item>
          <text:p text:style-name="P194"><text:soft-page-break/>necromancer causes crash</text:p>
          <text:list>
            <text:list-item>
              <text:p text:style-name="P194">if no tiles are valid to place a zombie on, a null is returned</text:p>
            </text:list-item>
          </text:list>
        </text:list-item>
      </text:list>
      <text:p text:style-name="P4">Random Game Ideas</text:p>
      <text:p text:style-name="P2"/>
      <text:p text:style-name="P6">Rest Site Event</text:p>
      <text:list xml:id="list4146578354447002679" text:style-name="L274">
        <text:list-item>
          <text:p text:style-name="P195">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5652702809577185062" text:style-name="L275">
        <text:list-item>
          <text:p text:style-name="P196">Instead of Artifacts, players can receive blessings and curses known as 'States'</text:p>
        </text:list-item>
        <text:list-item>
          <text:p text:style-name="P196">States apply a party wide effect that lasts for specified time (permanent, expires in 3 encounters, 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Instant (gain 300 gold, all characters level up, etc)</text:p>
            </text:list-item>
          </text:list>
        </text:list-item>
      </text:list>
      <text:list xml:id="list7358092230667398547" text:style-name="L276">
        <text:list-item>
          <text:p text:style-name="P197">State Ideas</text:p>
          <text:list>
            <text:list-item>
              <text:p text:style-name="P197">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text:soft-page-break/>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Characters that end their activation without block gain +3 block</text:p>
            </text:list-item>
            <text:list-item>
              <text:p text:style-name="P197">Combat events drop an additional item reward</text:p>
            </text:list-item>
          </text:list>
        </text:list-item>
      </text:list>
      <text:p text:style-name="P2"/>
      <text:p text:style-name="P2">Curse Ideas</text:p>
      <text:list xml:id="list7965080656874907663" text:style-name="L277">
        <text:list-item>
          <text:p text:style-name="P198">Fatigue: Your characters have -1 energy and initiative</text:p>
        </text:list-item>
        <text:list-item>
          <text:p text:style-name="P198">Shaken: Your characters have -1 strength and wisdom</text:p>
        </text:list-item>
        <text:list-item>
          <text:p text:style-name="P198">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2908105967048244159" text:style-name="L278">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Well Rested: +1 energy and initiative (3 encounters)</text:p>
        </text:list-item>
        <text:list-item>
          <text:p text:style-name="P199">Well Fed: +1 mobility and dexterity (3 encounters)</text:p>
        </text:list-item>
        <text:list-item>
          <text:p text:style-name="P199">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text:soft-page-break/>encounters)</text:p>
        </text:list-item>
      </text:list>
      <text:p text:style-name="P2">States similar to Artifacts</text:p>
      <text:list xml:id="list7502073703290239965" text:style-name="L279">
        <text:list-item>
          <text:p text:style-name="P200">Second Wind: Characters below 50% hp start combat with +2 strength and wisdom</text:p>
        </text:list-item>
        <text:list-item>
          <text:p text:style-name="P200">Cannibalistic: Characters heal +5hp at the end of combat</text:p>
        </text:list-item>
      </text:list>
      <text:p text:style-name="P2"/>
      <text:p text:style-name="P2"/>
      <text:p text:style-name="P2">Final Artifacts List</text:p>
      <text:list xml:id="list1524410571038558386" text:style-name="L280">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dexterity DONE</text:p>
                </text:list-item>
                <text:list-item>
                  <text:p text:style-name="P201">initative DONE</text:p>
                </text:list-item>
                <text:list-item>
                  <text:p text:style-name="P201">energy DONE</text:p>
                </text:list-item>
                <text:list-item>
                  <text:p text:style-name="P201">mobility DONE</text:p>
                </text:list-item>
              </text:list>
            </text:list-item>
          </text:list>
        </text:list-item>
      </text:list>
      <text:p text:style-name="P2"/>
      <text:list xml:id="list31688438" text:continue-numbering="true" text:style-name="L280">
        <text:list-item>
          <text:p text:style-name="P201">Artifact Ideas</text:p>
          <text:list>
            <text:list-item>
              <text:p text:style-name="P201"><text:soft-page-break/>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All characters immediately gain 1 level</text:p>
            </text:list-item>
            <text:list-item>
              <text:p text:style-name="P201">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combat events drop an additional item reward</text:p>
            </text:list-item>
            <text:list-item>
              <text:p text:style-name="P201">when adding items to your inventory, you may gain +10 gold instead</text:p>
            </text:list-item>
            <text:list-item>
              <text:p text:style-name="P201">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6645530796794941306" text:style-name="L281">
        <text:list-item>
          <text:p text:style-name="P202"><text:soft-page-break/>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Story Event Code Ideas</text:p>
      <text:p text:style-name="P2">New Scripts</text:p>
      <text:list xml:id="list8775584234099446379" text:style-name="L282">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9135345510181954135" text:style-name="L283">
        <text:list-item>
          <text:p text:style-name="P204">StoryEventScreen</text:p>
        </text:list-item>
        <text:list-item>
          <text:p text:style-name="P204">StoryEventButton</text:p>
        </text:list-item>
      </text:list>
      <text:p text:style-name="P2">Basic UI ideas</text:p>
      <text:list xml:id="list1903632049434114956" text:style-name="L284">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text:soft-page-break/>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Button</text:p>
                  <text:list>
                    <text:list-item>
                      <text:p text:style-name="P205">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1207761667234609729" text:style-name="L285">
        <text:list-item>
          <text:p text:style-name="P206">when a choice is made, sometimes the description text is replaced with new text describing the consequence of the action related to the story.</text:p>
          <text:list>
            <text:list-item>
              <text:p text:style-name="P206">(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3956459327337719816" text:style-name="L286">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Update Shop features</text:p>
        </text:list-item>
        <text:list-item>
          <text:p text:style-name="P207">Implement new passive traits, update old passive traits</text:p>
        </text:list-item>
        <text:list-item>
          <text:p text:style-name="P207">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text:soft-page-break/>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Implement new states and state systems, update older systems and views</text:p>
        </text:list-item>
        <text:list-item>
          <text:p text:style-name="P207">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1649327565378628847" text:style-name="L287">
        <text:list-item>
          <text:p text:style-name="P242">Design Notes / Sprint Overview</text:p>
        </text:list-item>
      </text:list>
      <text:list xml:id="list8551946665174233509" text:style-name="L288">
        <text:list-item>
          <text:p text:style-name="P208">Design Different tabs / views</text:p>
          <text:list>
            <text:list-item>
              <text:p text:style-name="P208">Character Panel takes up 3/4ths space, inventory takes <text:s/>1/4<text:span text:style-name="T1">th</text:span></text:p>
            </text:list-item>
            <text:list-item>
              <text:p text:style-name="P208">Character roster no longer has front page. Player instead cycles through character with a left 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text:soft-page-break/>Secondary Stats (Initiative, Parry, Dodge, Critical, XP)</text:p>
                    </text:list-item>
                    <text:list-item>
                      <text:p text:style-name="P208">Resistances</text:p>
                    </text:list-item>
                    <text:list-item>
                      <text:p text:style-name="P208">Character Image</text:p>
                    </text:list-item>
                    <text:list-item>
                      <text:p text:style-name="P208">Character Items/Equiptment</text:p>
                    </text:list-item>
                    <text:list-item>
                      <text:p text:style-name="P208">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5286912683093428151" text:style-name="L289">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7548977217975702187" text:style-name="L290">
        <text:list-item>
          <text:p text:style-name="P243">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Player can cycle through characters by clicking character left or right buttons</text:p>
                </text:list-item>
                <text:list-item>
                  <text:p text:style-name="P210">player can alternate between character</text:p>
                </text:list-item>
                <text:list-item>
                  <text:p text:style-name="P210">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text:soft-page-break/></text:p>
      <text:p text:style-name="P2">Sprint ??: Talent and Talent trees</text:p>
      <text:list xml:id="list5466197094081908474" text:style-name="L291">
        <text:list-item>
          <text:p text:style-name="P211">Create new talent button prefabs</text:p>
        </text:list-item>
        <text:list-item>
          <text:p text:style-name="P211">Create new talent master page prefab (if not already done)</text:p>
        </text:list-item>
        <text:list-item>
          <text:p text:style-name="P211">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7000750776733708379" text:style-name="L292">
        <text:list-item>
          <text:p text:style-name="P212">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5185971303939072573" text:style-name="L293">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preset description</text:p>
                </text:list-item>
              </text:list>
            </text:list-item>
          </text:list>
        </text:list-item>
      </text:list>
      <text:list xml:id="list3966768604299369634" text:style-name="L294">
        <text:list-item>
          <text:p text:style-name="P214">Update scenechangedatastorage script, or replace it</text:p>
          <text:list>
            <text:list-item>
              <text:p text:style-name="P214">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text:soft-page-break/>in future, the character builder feature will create characterTemplate objects and save them</text:p>
            </text:list-item>
            <text:list-item>
              <text:p text:style-name="P214">character template</text:p>
            </text:list-item>
          </text:list>
        </text:list-item>
      </text:list>
      <text:p text:style-name="P2"/>
      <text:p text:style-name="P2"/>
      <text:p text:style-name="P2">Melee ability process</text:p>
      <text:list xml:id="list2463651930627301291" text:style-name="L295">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2T11:46:20.91</dc:date>
    <dc:creator>will black</dc:creator>
    <meta:editing-duration>P39DT17H6M37S</meta:editing-duration>
    <meta:editing-cycles>1056</meta:editing-cycles>
    <meta:generator>OpenOffice/4.1.6$Win32 OpenOffice.org_project/416m1$Build-9790</meta:generator>
    <meta:document-statistic meta:table-count="0" meta:image-count="0" meta:object-count="0" meta:page-count="85" meta:paragraph-count="2225" meta:word-count="16806" meta:character-count="95464"/>
  </office:meta>
</office:document-meta>
</file>